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42009" officeooo:paragraph-rsid="00142009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size="18pt" fo:font-weight="bold" officeooo:rsid="0014ad49" officeooo:paragraph-rsid="0014ad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4ad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646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normal" officeooo:rsid="00142009" officeooo:paragraph-rsid="001666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2009" officeooo:paragraph-rsid="001420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34pt" fo:font-weight="bold" officeooo:rsid="00142009" officeooo:paragraph-rsid="00142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2009" officeooo:paragraph-rsid="00142009" style:font-weight-asian="bold" style:font-weight-complex="bold"/>
    </style:style>
    <style:style style:name="T1" style:family="text">
      <style:text-properties officeooo:rsid="0014ad49"/>
    </style:style>
    <style:style style:name="T2" style:family="text">
      <style:text-properties officeooo:rsid="001646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d49" style:font-weight-asian="normal" style:font-weight-complex="normal"/>
    </style:style>
    <style:style style:name="T5" style:family="text">
      <style:text-properties fo:font-weight="bold" officeooo:rsid="0014ad49" style:font-weight-asian="bold" style:font-weight-complex="bold"/>
    </style:style>
    <style:style style:name="T6" style:family="text">
      <style:text-properties fo:font-weight="bold" officeooo:rsid="0019a557" style:font-weight-asian="bold" style:font-weight-complex="bold"/>
    </style:style>
    <style:style style:name="T7" style:family="text">
      <style:text-properties fo:font-weight="bold" officeooo:rsid="001ffba9" style:font-weight-asian="bold" style:font-weight-complex="bold"/>
    </style:style>
    <style:style style:name="T8" style:family="text">
      <style:text-properties fo:font-weight="bold" officeooo:rsid="00206aa1" style:font-weight-asian="bold" style:font-weight-complex="bold"/>
    </style:style>
    <style:style style:name="T9" style:family="text">
      <style:text-properties fo:font-weight="bold" officeooo:rsid="002284e1" style:font-weight-asian="bold" style:font-weight-complex="bold"/>
    </style:style>
    <style:style style:name="T10" style:family="text">
      <style:text-properties fo:font-weight="bold" officeooo:rsid="002502df" style:font-weight-asian="bold" style:font-weight-complex="bold"/>
    </style:style>
    <style:style style:name="T11" style:family="text">
      <style:text-properties fo:font-weight="bold" officeooo:rsid="0026ac37" style:font-weight-asian="bold" style:font-weight-complex="bold"/>
    </style:style>
    <style:style style:name="T12" style:family="text">
      <style:text-properties fo:font-weight="bold" officeooo:rsid="0029905f" style:font-weight-asian="bold" style:font-weight-complex="bold"/>
    </style:style>
    <style:style style:name="T13" style:family="text">
      <style:text-properties officeooo:rsid="001c9336"/>
    </style:style>
    <style:style style:name="T14" style:family="text">
      <style:text-properties officeooo:rsid="001ffba9"/>
    </style:style>
    <style:style style:name="T15" style:family="text">
      <style:text-properties officeooo:rsid="002284e1"/>
    </style:style>
    <style:style style:name="T16" style:family="text">
      <style:text-properties officeooo:rsid="002502df"/>
    </style:style>
    <style:style style:name="T17" style:family="text">
      <style:text-properties officeooo:rsid="002990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alian Investigations</text:p>
      <text:p text:style-name="P1"/>
      <text:p text:style-name="P6"/>
      <text:p text:style-name="P7"><text:span text:style-name="T4">Name:</text:span><text:span text:style-name="T1"> </text:span><text:span text:style-name="T17">Thomas</text:span> Doe</text:p>
      <text:p text:style-name="P7"/>
      <text:p text:style-name="P7"><text:span text:style-name="T3">D.O.B:</text:span> <text:span text:style-name="T17">08</text:span>/<text:span text:style-name="T17">31</text:span>/<text:span text:style-name="T17">1977</text:span></text:p>
      <text:p text:style-name="P7"/>
      <text:p text:style-name="P5">Location: <text:span text:style-name="T12">25</text:span><text:span text:style-name="T5"> </text:span><text:span text:style-name="T12">River</text:span><text:span text:style-name="T6"> </text:span><text:span text:style-name="T12">Ave</text:span><text:span text:style-name="T5">, Somewhereville, CA, 12345</text:span></text:p>
      <text:p text:style-name="P8"/>
      <text:p text:style-name="P2">Location History:</text:p>
      <text:p text:style-name="P3"/>
      <text:p text:style-name="P3">* Address 1</text:p>
      <text:p text:style-name="P3">* Address 2</text:p>
      <text:p text:style-name="P3">* Address 3</text:p>
      <text:p text:style-name="P3">* Address 4</text:p>
      <text:p text:style-name="P3">* Address 5</text:p>
      <text:p text:style-name="P3">* Address 6</text:p>
      <text:p text:style-name="P4">* Address <text:span text:style-name="T2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9a9a9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9a9a9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a9a9a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3:36.988800027</meta:creation-date>
    <dc:date>2023-02-18T06:51:14.593697669</dc:date>
    <meta:editing-duration>PT1H27M5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7" meta:character-count="199" meta:non-whitespace-character-count="174"/>
  </office:meta>
</office:document-meta>
</file>